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540018081665039" calcext:value-type="float">
            <text:p>5.40E-005</text:p>
          </table:table-cell>
          <table:table-cell office:value-type="float" office:value="0.000036319096883138" calcext:value-type="float">
            <text:p>3.63E-005</text:p>
          </table:table-cell>
          <table:table-cell office:value-type="float" office:value="0.000103632609049479" calcext:value-type="float">
            <text:p>1.04E-004</text:p>
          </table:table-cell>
          <table:table-cell office:value-type="float" office:value="0.0000626246134440104" calcext:value-type="float">
            <text:p>6.26E-005</text:p>
          </table:table-cell>
          <table:table-cell office:value-type="float" office:value="0.0000642140706380208" calcext:value-type="float">
            <text:p>6.42E-005</text:p>
          </table:table-cell>
          <table:table-cell office:value-type="float" office:value="0.00026098887125651" calcext:value-type="float">
            <text:p>2.61E-004</text:p>
          </table:table-cell>
          <table:table-cell office:value-type="float" office:value="0.000246842702229818" calcext:value-type="float">
            <text:p>2.47E-004</text:p>
          </table:table-cell>
          <table:table-cell office:value-type="float" office:value="0.000378608703613281" calcext:value-type="float">
            <text:p>3.79E-004</text:p>
          </table:table-cell>
          <table:table-cell office:value-type="float" office:value="0.00123484929402669" calcext:value-type="float">
            <text:p>1.23E-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65876452128092" calcext:value-type="float">
            <text:p>2.66E-004</text:p>
          </table:table-cell>
          <table:table-cell office:value-type="float" office:value="0.000148336092631022" calcext:value-type="float">
            <text:p>1.48E-004</text:p>
          </table:table-cell>
          <table:table-cell office:value-type="float" office:value="0.000269492467244466" calcext:value-type="float">
            <text:p>2.69E-004</text:p>
          </table:table-cell>
          <table:table-cell office:value-type="float" office:value="0.0000894864400227864" calcext:value-type="float">
            <text:p>8.95E-005</text:p>
          </table:table-cell>
          <table:table-cell office:value-type="float" office:value="0.000146667162577311" calcext:value-type="float">
            <text:p>1.47E-004</text:p>
          </table:table-cell>
          <table:table-cell office:value-type="float" office:value="0.000760475794474284" calcext:value-type="float">
            <text:p>7.60E-004</text:p>
          </table:table-cell>
          <table:table-cell office:value-type="float" office:value="0.000969250996907552" calcext:value-type="float">
            <text:p>9.69E-004</text:p>
          </table:table-cell>
          <table:table-cell office:value-type="float" office:value="0.000967502593994141" calcext:value-type="float">
            <text:p>9.68E-004</text:p>
          </table:table-cell>
          <table:table-cell office:value-type="float" office:value="0.00102714697519938" calcext:value-type="float">
            <text:p>1.03E-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2506643931071" calcext:value-type="float">
            <text:p>1.25E-003</text:p>
          </table:table-cell>
          <table:table-cell office:value-type="float" office:value="0.000654697418212891" calcext:value-type="float">
            <text:p>6.55E-004</text:p>
          </table:table-cell>
          <table:table-cell office:value-type="float" office:value="0.00102512041727702" calcext:value-type="float">
            <text:p>1.03E-003</text:p>
          </table:table-cell>
          <table:table-cell office:value-type="float" office:value="0.000212311744689941" calcext:value-type="float">
            <text:p>2.12E-004</text:p>
          </table:table-cell>
          <table:table-cell office:value-type="float" office:value="0.000216523806254069" calcext:value-type="float">
            <text:p>2.17E-004</text:p>
          </table:table-cell>
          <table:table-cell office:value-type="float" office:value="0.00222365061442057" calcext:value-type="float">
            <text:p>2.22E-003</text:p>
          </table:table-cell>
          <table:table-cell office:value-type="float" office:value="0.00356686115264893" calcext:value-type="float">
            <text:p>3.57E-003</text:p>
          </table:table-cell>
          <table:table-cell office:value-type="float" office:value="0.00368499755859375" calcext:value-type="float">
            <text:p>3.68E-003</text:p>
          </table:table-cell>
          <table:table-cell office:value-type="float" office:value="0.00373959541320801" calcext:value-type="float">
            <text:p>3.74E-0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71866830190023" calcext:value-type="float">
            <text:p>5.72E-003</text:p>
          </table:table-cell>
          <table:table-cell office:value-type="float" office:value="0.00292468070983887" calcext:value-type="float">
            <text:p>2.92E-003</text:p>
          </table:table-cell>
          <table:table-cell office:value-type="float" office:value="0.00317764282226562" calcext:value-type="float">
            <text:p>3.18E-003</text:p>
          </table:table-cell>
          <table:table-cell office:value-type="float" office:value="0.000783085823059082" calcext:value-type="float">
            <text:p>7.83E-004</text:p>
          </table:table-cell>
          <table:table-cell office:value-type="float" office:value="0.000622987747192383" calcext:value-type="float">
            <text:p>6.23E-004</text:p>
          </table:table-cell>
          <table:table-cell office:value-type="float" office:value="0.0025256872177124" calcext:value-type="float">
            <text:p>2.53E-003</text:p>
          </table:table-cell>
          <table:table-cell office:value-type="float" office:value="0.00517229239145915" calcext:value-type="float">
            <text:p>5.17E-003</text:p>
          </table:table-cell>
          <table:table-cell office:value-type="float" office:value="0.252527038256327" calcext:value-type="float">
            <text:p>2.53E-001</text:p>
          </table:table-cell>
          <table:table-cell office:value-type="float" office:value="5.77013035615285" calcext:value-type="float">
            <text:p>5.77E+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61074304580688" calcext:value-type="float">
            <text:p>2.61E-002</text:p>
          </table:table-cell>
          <table:table-cell office:value-type="float" office:value="0.0137797991434733" calcext:value-type="float">
            <text:p>1.38E-002</text:p>
          </table:table-cell>
          <table:table-cell office:value-type="float" office:value="0.00671895345052083" calcext:value-type="float">
            <text:p>6.72E-003</text:p>
          </table:table-cell>
          <table:table-cell office:value-type="float" office:value="0.00334632396697998" calcext:value-type="float">
            <text:p>3.35E-003</text:p>
          </table:table-cell>
          <table:table-cell office:value-type="float" office:value="0.00234746932983398" calcext:value-type="float">
            <text:p>2.35E-003</text:p>
          </table:table-cell>
          <table:table-cell office:value-type="float" office:value="0.00330539544423421" calcext:value-type="float">
            <text:p>3.31E-003</text:p>
          </table:table-cell>
          <table:table-cell office:value-type="float" office:value="0.00540721416473389" calcext:value-type="float">
            <text:p>5.41E-003</text:p>
          </table:table-cell>
          <table:table-cell office:value-type="float" office:value="0.217312614123027" calcext:value-type="float">
            <text:p>2.17E-001</text:p>
          </table:table-cell>
          <table:table-cell office:value-type="float" office:value="10.2578064203262" calcext:value-type="float">
            <text:p>1.03E+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17885669072469" calcext:value-type="float">
            <text:p>1.18E-001</text:p>
          </table:table-cell>
          <table:table-cell office:value-type="float" office:value="0.0615042050679525" calcext:value-type="float">
            <text:p>6.15E-002</text:p>
          </table:table-cell>
          <table:table-cell office:value-type="float" office:value="0.0309162934621175" calcext:value-type="float">
            <text:p>3.09E-002</text:p>
          </table:table-cell>
          <table:table-cell office:value-type="float" office:value="0.017250140508016" calcext:value-type="float">
            <text:p>1.73E-002</text:p>
          </table:table-cell>
          <table:table-cell office:value-type="float" office:value="0.0103609561920166" calcext:value-type="float">
            <text:p>1.04E-002</text:p>
          </table:table-cell>
          <table:table-cell office:value-type="float" office:value="0.00748558839162191" calcext:value-type="float">
            <text:p>7.49E-003</text:p>
          </table:table-cell>
          <table:table-cell office:value-type="float" office:value="0.00762716929117839" calcext:value-type="float">
            <text:p>7.63E-003</text:p>
          </table:table-cell>
          <table:table-cell office:value-type="float" office:value="0.237860043843587" calcext:value-type="float">
            <text:p>2.38E-001</text:p>
          </table:table-cell>
          <table:table-cell office:value-type="float" office:value="2.89292987187703" calcext:value-type="float">
            <text:p>2.89E+0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18302957216899" calcext:value-type="float">
            <text:p>5.18E-001</text:p>
          </table:table-cell>
          <table:table-cell office:value-type="float" office:value="0.260016997655233" calcext:value-type="float">
            <text:p>2.60E-001</text:p>
          </table:table-cell>
          <table:table-cell office:value-type="float" office:value="0.133735775947571" calcext:value-type="float">
            <text:p>1.34E-001</text:p>
          </table:table-cell>
          <table:table-cell office:value-type="float" office:value="0.0723758538564046" calcext:value-type="float">
            <text:p>7.24E-002</text:p>
          </table:table-cell>
          <table:table-cell office:value-type="float" office:value="0.0718499819437663" calcext:value-type="float">
            <text:p>7.18E-002</text:p>
          </table:table-cell>
          <table:table-cell office:value-type="float" office:value="0.0311679840087891" calcext:value-type="float">
            <text:p>3.12E-002</text:p>
          </table:table-cell>
          <table:table-cell office:value-type="float" office:value="0.0399802923202515" calcext:value-type="float">
            <text:p>4.00E-002</text:p>
          </table:table-cell>
          <table:table-cell office:value-type="float" office:value="0.0199094613393148" calcext:value-type="float">
            <text:p>1.99E-002</text:p>
          </table:table-cell>
          <table:table-cell office:value-type="float" office:value="0.801862041155497" calcext:value-type="float">
            <text:p>8.02E-0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30793682734172" calcext:value-type="float">
            <text:p>2.31E+000</text:p>
          </table:table-cell>
          <table:table-cell office:value-type="float" office:value="1.1539564927419" calcext:value-type="float">
            <text:p>1.15E+000</text:p>
          </table:table-cell>
          <table:table-cell office:value-type="float" office:value="0.579465746879578" calcext:value-type="float">
            <text:p>5.79E-001</text:p>
          </table:table-cell>
          <table:table-cell office:value-type="float" office:value="0.294126033782959" calcext:value-type="float">
            <text:p>2.94E-001</text:p>
          </table:table-cell>
          <table:table-cell office:value-type="float" office:value="0.318239370981852" calcext:value-type="float">
            <text:p>3.18E-001</text:p>
          </table:table-cell>
          <table:table-cell office:value-type="float" office:value="0.13066029548645" calcext:value-type="float">
            <text:p>1.31E-001</text:p>
          </table:table-cell>
          <table:table-cell office:value-type="float" office:value="0.147714853286743" calcext:value-type="float">
            <text:p>1.48E-001</text:p>
          </table:table-cell>
          <table:table-cell office:value-type="float" office:value="0.0790281295776367" calcext:value-type="float">
            <text:p>7.90E-002</text:p>
          </table:table-cell>
          <table:table-cell office:value-type="float" office:value="0.301800529162089" calcext:value-type="float">
            <text:p>3.02E-0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.0801182985306" calcext:value-type="float">
            <text:p>1.01E+001</text:p>
          </table:table-cell>
          <table:table-cell office:value-type="float" office:value="5.03964896996816" calcext:value-type="float">
            <text:p>5.04E+000</text:p>
          </table:table-cell>
          <table:table-cell office:value-type="float" office:value="2.54406408468882" calcext:value-type="float">
            <text:p>2.54E+000</text:p>
          </table:table-cell>
          <table:table-cell office:value-type="float" office:value="1.27446460723877" calcext:value-type="float">
            <text:p>1.27E+000</text:p>
          </table:table-cell>
          <table:table-cell office:value-type="float" office:value="1.12224153677622" calcext:value-type="float">
            <text:p>1.12E+000</text:p>
          </table:table-cell>
          <table:table-cell office:value-type="float" office:value="0.586966673533122" calcext:value-type="float">
            <text:p>5.87E-001</text:p>
          </table:table-cell>
          <table:table-cell office:value-type="float" office:value="0.730714797973633" calcext:value-type="float">
            <text:p>7.31E-001</text:p>
          </table:table-cell>
          <table:table-cell office:value-type="float" office:value="0.614554087320964" calcext:value-type="float">
            <text:p>6.15E-001</text:p>
          </table:table-cell>
          <table:table-cell office:value-type="float" office:value="0.533893426259359" calcext:value-type="float">
            <text:p>5.34E-0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4.799674709638" calcext:value-type="float">
            <text:p>4.48E+001</text:p>
          </table:table-cell>
          <table:table-cell office:value-type="float" office:value="22.2495052417119" calcext:value-type="float">
            <text:p>2.22E+001</text:p>
          </table:table-cell>
          <table:table-cell office:value-type="float" office:value="11.1974945068359" calcext:value-type="float">
            <text:p>1.12E+001</text:p>
          </table:table-cell>
          <table:table-cell office:value-type="float" office:value="5.61510948340098" calcext:value-type="float">
            <text:p>5.62E+000</text:p>
          </table:table-cell>
          <table:table-cell office:value-type="float" office:value="3.79357365767161" calcext:value-type="float">
            <text:p>3.79E+000</text:p>
          </table:table-cell>
          <table:table-cell office:value-type="float" office:value="2.51695799827576" calcext:value-type="float">
            <text:p>2.52E+000</text:p>
          </table:table-cell>
          <table:table-cell office:value-type="float" office:value="1.88104828198751" calcext:value-type="float">
            <text:p>1.88E+000</text:p>
          </table:table-cell>
          <table:table-cell office:value-type="float" office:value="1.82816326618195" calcext:value-type="float">
            <text:p>1.83E+000</text:p>
          </table:table-cell>
          <table:table-cell office:value-type="float" office:value="1.79009695847829" calcext:value-type="float">
            <text:p>1.79E+00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92.75400197506" calcext:value-type="float">
            <text:p>1.93E+002</text:p>
          </table:table-cell>
          <table:table-cell office:value-type="float" office:value="96.1066136757533" calcext:value-type="float">
            <text:p>9.61E+001</text:p>
          </table:table-cell>
          <table:table-cell office:value-type="float" office:value="48.0079725980759" calcext:value-type="float">
            <text:p>4.80E+001</text:p>
          </table:table-cell>
          <table:table-cell office:value-type="float" office:value="24.0140941937764" calcext:value-type="float">
            <text:p>2.40E+001</text:p>
          </table:table-cell>
          <table:table-cell office:value-type="float" office:value="16.2301168441772" calcext:value-type="float">
            <text:p>1.62E+001</text:p>
          </table:table-cell>
          <table:table-cell office:value-type="float" office:value="10.6089513301849" calcext:value-type="float">
            <text:p>1.06E+001</text:p>
          </table:table-cell>
          <table:table-cell office:value-type="float" office:value="7.79592641194661" calcext:value-type="float">
            <text:p>7.80E+000</text:p>
          </table:table-cell>
          <table:table-cell office:value-type="float" office:value="6.68853795528412" calcext:value-type="float">
            <text:p>6.69E+000</text:p>
          </table:table-cell>
          <table:table-cell office:value-type="float" office:value="3.77300612131755" calcext:value-type="float">
            <text:p>3.77E+0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25.070745786031" calcext:value-type="float">
            <text:p>8.25E+002</text:p>
          </table:table-cell>
          <table:table-cell office:value-type="float" office:value="412.67060649395" calcext:value-type="float">
            <text:p>4.13E+002</text:p>
          </table:table-cell>
          <table:table-cell office:value-type="float" office:value="207.724612116814" calcext:value-type="float">
            <text:p>2.08E+002</text:p>
          </table:table-cell>
          <table:table-cell office:value-type="float" office:value="103.645077864329" calcext:value-type="float">
            <text:p>1.04E+002</text:p>
          </table:table-cell>
          <table:table-cell office:value-type="float" office:value="69.4438430070877" calcext:value-type="float">
            <text:p>6.94E+001</text:p>
          </table:table-cell>
          <table:table-cell office:value-type="float" office:value="44.8395888408025" calcext:value-type="float">
            <text:p>4.48E+001</text:p>
          </table:table-cell>
          <table:table-cell office:value-type="float" office:value="32.74120982488" calcext:value-type="float">
            <text:p>3.27E+001</text:p>
          </table:table-cell>
          <table:table-cell office:value-type="float" office:value="25.5463545322418" calcext:value-type="float">
            <text:p>2.55E+001</text:p>
          </table:table-cell>
          <table:table-cell office:value-type="float" office:value="13.6516583760579" calcext:value-type="float">
            <text:p>1.37E+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8:59:50.228078158</meta:creation-date>
    <meta:generator>LibreOffice/4.1.5.3$Linux_X86_64 LibreOffice_project/410m0$Build-3</meta:generator>
    <dc:date>2014-03-31T09:16:15.537836581</dc:date>
    <meta:editing-duration>PT14M3S</meta:editing-duration>
    <meta:editing-cycles>3</meta:editing-cycles>
    <meta:document-statistic meta:table-count="1" meta:cell-count="129" meta:object-count="0"/>
  </office:meta>
</office:document-meta>
</file>